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69">
      <number:month number:style="short" number:textual="false"/>
      <number:text>/</number:text>
      <number:day number:style="short"/>
      <number:text>/</number:text>
      <number:year/>
    </number:date-style>
    <style:style style:name="ce1" style:family="table-cell" style:parent-style-name="Default" style:data-style-name="N37"/>
    <style:style style:name="ce69" style:family="table-cell" style:parent-style-name="Default" style:data-style-name="N69"/>
  </office:automatic-styles>
  <office:body>
    <office:spreadsheet>
      <table:table table:name="Logins" table:style-name="ta1">
        <table:table-row>
          <table:table-cell office:value-type="string">
            <text:p>Email</text:p>
          </table:table-cell>
          <table:table-cell office:value-type="string">
            <text:p>First logged in</text:p>
          </table:table-cell>
          <table:table-cell office:value-type="string">
            <text:p>Last logged in</text:p>
          </table:table-cell>
        </table:table-row>
        <table:table-row>
          <table:table-cell office:value-type="string">
            <text:p>01mg1340@gmail.com</text:p>
          </table:table-cell>
          <table:table-cell office:value-type="float" office:value="45959.984228657406" table:style-name="ce69">
            <text:p>45959.984228657406</text:p>
          </table:table-cell>
          <table:table-cell office:value-type="float" office:value="45959.98690820602" table:style-name="ce69">
            <text:p>45959.98690820602</text:p>
          </table:table-cell>
        </table:table-row>
      </table:table>
      <table:table table:name="Users" table:style-name="ta1">
        <table:table-row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Photo</text:p>
          </table:table-cell>
          <table:table-cell office:value-type="string">
            <text:p>Role</text:p>
          </table:table-cell>
          <table:table-cell office:value-type="string">
            <text:p>$rowIndex</text:p>
          </table:table-cell>
          <table:table-cell office:value-type="string">
            <text:p>🔒 Row ID</text:p>
          </table:table-cell>
        </table:table-row>
        <table:table-row>
          <table:table-cell office:value-type="string">
            <text:p>01mg1340@gmail.com</text:p>
          </table:table-cell>
          <table:table-cell office:value-type="string">
            <text:p>01mg1340@gmail.com</text:p>
          </table:table-cell>
          <table:table-cell/>
          <table:table-cell/>
          <table:table-cell office:value-type="string">
            <text:p>V</text:p>
          </table:table-cell>
          <table:table-cell office:value-type="string">
            <text:p>nvNZWjd4T.y84.cVgS20i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20.2</meta:generator>
  </office:meta>
</office:document-meta>
</file>